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AB000000ADFEA1F8E7ADFA87A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Geneva1" svg:font-family="Geneva" style:font-pitch="variable"/>
    <style:font-face style:name="Liberation Serif1" svg:font-family="'Liberation Serif'" style:font-pitch="variable"/>
    <style:font-face style:name="Times1" svg:font-family="Times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Geneva" svg:font-family="Geneva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dddddd" draw:textarea-horizontal-align="justify" draw:textarea-vertical-align="top" draw:auto-grow-height="false" fo:min-height="1.01cm" fo:min-width="6.771cm" fo:padding-top="0.13cm" fo:padding-bottom="0.13cm" fo:padding-left="0.25cm" fo:padding-right="0.25cm" fo:wrap-option="wrap" draw:shadow-color="#333333" draw:shadow-opacity="75%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dddddd" draw:textarea-horizontal-align="justify" draw:textarea-vertical-align="top" draw:auto-grow-height="false" fo:min-height="1.01cm" fo:min-width="6.771cm" fo:padding-top="0.13cm" fo:padding-bottom="0.13cm" fo:padding-left="0.25cm" fo:padding-right="0.25cm" fo:wrap-option="wrap" draw:shadow-color="#333333" draw:shadow-opacity="75%"/>
    </style:style>
    <style:style style:name="gr4" style:family="graphic" style:parent-style-name="standard" style:list-style-name="L1">
      <style:graphic-properties draw:stroke="none" draw:fill="none" draw:fill-color="#dddddd" draw:textarea-horizontal-align="justify" draw:textarea-vertical-align="top" draw:auto-grow-height="false" fo:min-height="1.01cm" fo:min-width="6.771cm" fo:padding-top="0.13cm" fo:padding-bottom="0.13cm" fo:padding-left="0.25cm" fo:padding-right="0.25cm" fo:wrap-option="wrap" draw:shadow-color="#333333" draw:shadow-opacity="75%"/>
    </style:style>
    <style:style style:name="pr1" style:family="presentation" style:parent-style-name="Title2-title">
      <style:graphic-properties draw:stroke="none" draw:fill="none" draw:fill-color="#dddddd" draw:textarea-horizontal-align="justify" draw:textarea-vertical-align="middle" draw:auto-grow-height="false" draw:auto-grow-width="false" fo:min-height="1.652cm" fo:min-width="0cm" fo:padding-top="0.127cm" fo:padding-bottom="0.127cm" fo:padding-left="0.254cm" fo:padding-right="0.254cm" fo:wrap-option="wrap" draw:shadow-color="#333333" draw:shadow-opacity="75%"/>
    </style:style>
    <style:style style:name="pr2" style:family="presentation" style:parent-style-name="Title2-outline1">
      <style:graphic-properties draw:stroke="none" draw:fill="none" draw:fill-color="#dddddd" draw:textarea-horizontal-align="justify" draw:textarea-vertical-align="top" draw:auto-grow-height="false" draw:auto-grow-width="false" draw:fit-to-size="shrink-to-fit" fo:min-height="12.023cm" fo:min-width="0cm" fo:padding-top="0.127cm" fo:padding-bottom="0.127cm" fo:padding-left="0.254cm" fo:padding-right="0.254cm" fo:wrap-option="wrap" draw:shadow-color="#333333" draw:shadow-opacity="75%"/>
    </style:style>
    <style:style style:name="pr3" style:family="presentation" style:parent-style-name="Title2-notes">
      <style:graphic-properties draw:fill-color="#ffffff" fo:min-height="11.43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loext:graphic-properties draw:fill="none" draw:fill-color="#dddddd"/>
      <style:paragraph-properties fo:margin-left="0cm" fo:margin-right="0cm" fo:line-height="100%" fo:text-indent="0cm" style:writing-mode="lr-tb" style:font-independent-line-spacing="true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dddddd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.493cm" fo:text-indent="0cm"/>
    </style:style>
    <style:style style:name="P6" style:family="paragraph">
      <loext:graphic-properties draw:fill-color="#ffffff"/>
    </style:style>
    <style:style style:name="T1" style:family="text">
      <style:text-properties style:font-name="Times New Roman1"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99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9cm"/>
        <style:text-properties style:font-name="Times New Roman" fo:color="#993333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993333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Headline" draw:style-name="dp1" draw:master-page-name="Title2" presentation:presentation-page-layout-name="AL1T0" presentation:use-date-time-name="dtd1">
        <office:forms form:automatic-focus="false" form:apply-design-mode="false"/>
        <draw:custom-shape draw:name="Slide Number Placeholder 3" draw:style-name="gr1" draw:text-style-name="P2" draw:layer="layout" svg:width="7.271cm" svg:height="1.27cm" svg:x="16.012cm" svg:y="16.298cm">
          <text:list text:style-name="L1">
            <text:list-header>
              <text:p text:style-name="P1"><text:span text:style-name="T1">Travis Labossiere, 2016/10/20</text:span></text:p>
              <text:p text:style-name="P1"><text:span text:style-name="T1">Page </text:span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4" draw:layer="layout" svg:width="19.742cm" svg:height="1.905cm" svg:x="2.906cm" svg:y="2.116cm" presentation:class="title" presentation:user-transformed="true">
          <draw:text-box>
            <text:list text:style-name="L2">
              <text:list-header>
                <text:p text:style-name="P3">Vera-to-OpenMC</text:p>
              </text:list-header>
            </text:list>
          </draw:text-box>
        </draw:frame>
        <draw:frame presentation:style-name="pr2" draw:text-style-name="P4" draw:layer="layout" svg:width="20.059cm" svg:height="12.276cm" svg:x="2.266cm" svg:y="4.657cm" presentation:class="outline" presentation:user-transformed="true">
          <draw:text-box>
            <text:list text:style-name="L3">
              <text:list-item>
                <text:p text:style-name="P5">Bullet one</text:p>
              </text:list-item>
              <text:list-item>
                <text:p text:style-name="P5">Bullet two</text:p>
              </text:list-item>
              <text:list-item>
                <text:p text:style-name="P5">Bullet three</text:p>
              </text:list-item>
              <text:list-item>
                <text:p text:style-name="P5">Bullet four</text:p>
              </text:list-item>
              <text:list-item>
                <text:p text:style-name="P5">Bullet five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1" draw:master-page-name="Title2" presentation:use-date-time-name="dtd1">
        <office:forms form:automatic-focus="false" form:apply-design-mode="false"/>
        <draw:custom-shape draw:name="Slide Number Placeholder 3" draw:style-name="gr3" draw:text-style-name="P2" draw:layer="layout" svg:width="7.271cm" svg:height="1.27cm" svg:x="16.012cm" svg:y="16.298cm">
          <text:list text:style-name="L1">
            <text:list-header>
              <text:p text:style-name="P1"><text:span text:style-name="T1">Travis Labossiere, 2016/10/20</text:span></text:p>
              <text:p text:style-name="P1"><text:span text:style-name="T1">Page </text:span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4" draw:layer="layout" svg:width="19.742cm" svg:height="1.905cm" svg:x="2.906cm" svg:y="2.116cm" presentation:class="title" presentation:user-transformed="true">
          <draw:text-box>
            <text:list text:style-name="L2">
              <text:list-header>
                <text:p text:style-name="P3">Headline</text:p>
              </text:list-header>
            </text:list>
          </draw:text-box>
        </draw:frame>
        <draw:frame presentation:style-name="pr2" draw:text-style-name="P4" draw:layer="layout" svg:width="20.059cm" svg:height="12.276cm" svg:x="2.266cm" svg:y="4.657cm" presentation:class="outline" presentation:user-transformed="true">
          <draw:text-box>
            <text:list text:style-name="L3">
              <text:list-item>
                <text:p text:style-name="P5">Bullet one</text:p>
              </text:list-item>
              <text:list-item>
                <text:p text:style-name="P5">Bullet two</text:p>
              </text:list-item>
              <text:list-item>
                <text:p text:style-name="P5">Bullet three</text:p>
              </text:list-item>
              <text:list-item>
                <text:p text:style-name="P5">Bullet four</text:p>
              </text:list-item>
              <text:list-item>
                <text:p text:style-name="P5">Bullet five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2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Title2" presentation:use-date-time-name="dtd1">
        <office:forms form:automatic-focus="false" form:apply-design-mode="false"/>
        <draw:custom-shape draw:name="Slide Number Placeholder 3" draw:style-name="gr4" draw:text-style-name="P2" draw:layer="layout" svg:width="7.271cm" svg:height="1.27cm" svg:x="16.012cm" svg:y="16.298cm">
          <text:list text:style-name="L1">
            <text:list-header>
              <text:p text:style-name="P1"><text:span text:style-name="T1">Travis Labossiere, 2016/10/20</text:span></text:p>
              <text:p text:style-name="P1"><text:span text:style-name="T1">Page </text:span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4" draw:layer="layout" svg:width="19.742cm" svg:height="1.905cm" svg:x="2.906cm" svg:y="2.116cm" presentation:class="title" presentation:user-transformed="true">
          <draw:text-box>
            <text:list text:style-name="L2">
              <text:list-header>
                <text:p xml:id="id1" text:id="id1" text:style-name="P3">What's Next?</text:p>
              </text:list-header>
            </text:list>
          </draw:text-box>
        </draw:frame>
        <draw:frame presentation:style-name="pr2" draw:text-style-name="P4" draw:layer="layout" svg:width="20.059cm" svg:height="12.276cm" svg:x="2.266cm" svg:y="4.657cm" presentation:class="outline" presentation:user-transformed="true">
          <draw:text-box>
            <text:list text:style-name="L3">
              <text:list-item>
                <text:p xml:id="id7" text:id="id7" text:style-name="P5">Bullet one</text:p>
              </text:list-item>
              <text:list-item>
                <text:p xml:id="id6" text:id="id6" text:style-name="P5">Bullet two</text:p>
              </text:list-item>
              <text:list-item>
                <text:p xml:id="id5" text:id="id5" text:style-name="P5">Bullet three</text:p>
              </text:list-item>
              <text:list-item>
                <text:p xml:id="id4" text:id="id4" text:style-name="P5">Bullet four</text:p>
              </text:list-item>
              <text:list-item>
                <text:p xml:id="id3" text:id="id3" text:style-name="P5">Bullet five</text:p>
              </text:list-item>
            </text:list>
          </draw:text-box>
        </draw:frame>
        <draw:frame presentation:style-name="pr1" draw:text-style-name="P4" draw:layer="layout" svg:width="19.742cm" svg:height="1.905cm" svg:x="2.906cm" svg:y="2.117cm" presentation:class="title" presentation:user-transformed="true">
          <draw:text-box>
            <text:list text:style-name="L2">
              <text:list-header>
                <text:p xml:id="id2" text:id="id2" text:style-name="P3">Potential Master's Project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 presentation:group-id="0">
                  <anim:set smil:begin="0s" smil:dur="0.001s" smil:fill="hold" smil:targetElement="id1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" anim:sub-item="text" smil:attributeName="visibility" smil:to="visible"/>
                  <anim:transitionFilter smil:dur="0.5s" smil:targetElement="id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4cm" draw:page-number="3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Geneva1" svg:font-family="Geneva" style:font-pitch="variable"/>
    <style:font-face style:name="Liberation Serif1" svg:font-family="'Liberation Serif'" style:font-pitch="variable"/>
    <style:font-face style:name="Times1" svg:font-family="Times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Geneva" svg:font-family="Geneva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24pt" fo:font-style="normal" fo:text-shadow="none" style:text-underline-style="none" fo:font-weight="normal" style:font-name-asian="Geneva1" style:font-family-asian="Geneva" style:font-pitch-asian="variable" style:font-size-asian="24pt" style:font-style-asian="normal" style:font-weight-asian="normal" style:font-name-complex="Geneva1" style:font-family-complex="Genev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4pt" fo:font-style="normal" fo:text-shadow="none" style:text-underline-style="none" fo:font-weight="normal" style:font-name-asian="Geneva1" style:font-family-asian="Geneva" style:font-pitch-asian="variable" style:font-size-asian="24pt" style:font-style-asian="normal" style:font-weight-asian="normal" style:font-name-complex="Geneva1" style:font-family-complex="Geneva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12pt" fo:font-style="normal" fo:text-shadow="none" style:text-underline-style="none" fo:font-weight="normal" fo:background-color="transparent" style:font-name-asian="Geneva1" style:font-family-asian="Geneva" style:font-pitch-asian="variable" style:font-size-asian="12pt" style:font-style-asian="normal" style:font-weight-asian="normal" style:font-name-complex="Geneva1" style:font-family-complex="Genev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639cm"/>
            <style:text-properties style:font-name="Times New Roman" fo:color="#99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start" fo:text-indent="0cm" style:punctuation-wrap="simple" style:line-break="normal" style:writing-mode="lr-tb" style:font-independent-line-spacing="true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93cm" fo:line-height="0.987cm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411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3333" style:text-outline="false" style:text-line-through-style="none" style:text-line-through-type="none" style:text-position="0% 100%" style:font-name="Arial1" fo:font-family="Arial" style:font-pitch="variable" fo:font-size="34pt" fo:font-style="normal" fo:text-shadow="none" style:text-underline-style="none" fo:font-weight="bold" fo:background-color="transparent" style:font-name-asian="Geneva1" style:font-family-asian="Geneva" style:font-pitch-asian="variable" style:font-size-asian="34pt" style:font-style-asian="normal" style:font-weight-asian="bold" style:font-name-complex="Geneva1" style:font-family-complex="Geneva" style:font-pitch-complex="variable" style:font-size-complex="3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12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12pt" style:font-style-asian="normal" style:font-weight-asian="normal" style:font-name-complex="Geneva1" style:font-family-complex="Genev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639cm"/>
            <style:text-properties style:font-name="Times New Roman" fo:color="#99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start" fo:text-indent="0cm" style:punctuation-wrap="simple" style:line-break="normal" style:writing-mode="lr-tb" style:font-independent-line-spacing="true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cm" fo:margin-bottom="0.493cm" fo:line-height="0.987cm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411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3333" style:text-outline="false" style:text-line-through-style="none" style:text-line-through-type="none" style:text-position="0% 100%" style:font-name="Arial1" fo:font-family="Arial" style:font-pitch="variable" fo:font-size="34pt" fo:font-style="normal" fo:text-shadow="none" style:text-underline-style="none" fo:font-weight="bold" style:letter-kerning="true" fo:background-color="transparent" style:font-name-asian="Geneva1" style:font-family-asian="Geneva" style:font-pitch-asian="variable" style:font-size-asian="34pt" style:font-style-asian="normal" style:font-weight-asian="bold" style:font-name-complex="Geneva1" style:font-family-complex="Geneva" style:font-pitch-complex="variable" style:font-size-complex="34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12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12pt" style:font-style-asian="normal" style:font-weight-asian="normal" style:font-name-complex="Geneva1" style:font-family-complex="Genev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639cm"/>
            <style:text-properties style:font-name="Times New Roman" fo:color="#99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start" fo:text-indent="0cm" style:punctuation-wrap="simple" style:line-break="normal" style:writing-mode="lr-tb" style:font-independent-line-spacing="true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cm" fo:margin-bottom="0.493cm" fo:line-height="0.987cm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411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3333" style:text-outline="false" style:text-line-through-style="none" style:text-line-through-type="none" style:text-position="0% 100%" style:font-name="Arial1" fo:font-family="Arial" style:font-pitch="variable" fo:font-size="34pt" fo:font-style="normal" fo:text-shadow="none" style:text-underline-style="none" fo:font-weight="bold" style:letter-kerning="true" fo:background-color="transparent" style:font-name-asian="Geneva1" style:font-family-asian="Geneva" style:font-pitch-asian="variable" style:font-size-asian="34pt" style:font-style-asian="normal" style:font-weight-asian="bold" style:font-name-complex="Geneva1" style:font-family-complex="Geneva" style:font-pitch-complex="variable" style:font-size-complex="34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12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12pt" style:font-style-asian="normal" style:font-weight-asian="normal" style:font-name-complex="Geneva1" style:font-family-complex="Genev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bullet text:level="1" text:bullet-char="•">
            <style:list-level-properties text:min-label-width="0.639cm"/>
            <style:text-properties style:font-name="Times New Roman" fo:color="#99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start" fo:text-indent="0cm" style:punctuation-wrap="simple" style:line-break="normal" style:writing-mode="lr-tb" style:font-independent-line-spacing="true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cm" fo:margin-bottom="0.493cm" fo:line-height="0.987cm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411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3333" style:text-outline="false" style:text-line-through-style="none" style:text-line-through-type="none" style:text-position="0% 100%" style:font-name="Arial1" fo:font-family="Arial" style:font-pitch="variable" fo:font-size="34pt" fo:font-style="normal" fo:text-shadow="none" style:text-underline-style="none" fo:font-weight="bold" style:letter-kerning="true" fo:background-color="transparent" style:font-name-asian="Geneva1" style:font-family-asian="Geneva" style:font-pitch-asian="variable" style:font-size-asian="34pt" style:font-style-asian="normal" style:font-weight-asian="bold" style:font-name-complex="Geneva1" style:font-family-complex="Geneva" style:font-pitch-complex="variable" style:font-size-complex="34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12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12pt" style:font-style-asian="normal" style:font-weight-asian="normal" style:font-name-complex="Geneva1" style:font-family-complex="Genev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-outline1">
          <text:list-level-style-bullet text:level="1" text:bullet-char="•">
            <style:list-level-properties text:min-label-width="0.639cm"/>
            <style:text-properties style:font-name="Times New Roman" fo:color="#99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start" fo:text-indent="0cm" style:punctuation-wrap="simple" style:line-break="normal" style:writing-mode="lr-tb" style:font-independent-line-spacing="true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cm" fo:margin-bottom="0.493cm" fo:line-height="0.987cm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411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3333" style:text-outline="false" style:text-line-through-style="none" style:text-line-through-type="none" style:text-position="0% 100%" style:font-name="Arial1" fo:font-family="Arial" style:font-pitch="variable" fo:font-size="34pt" fo:font-style="normal" fo:text-shadow="none" style:text-underline-style="none" fo:font-weight="bold" style:letter-kerning="true" fo:background-color="transparent" style:font-name-asian="Geneva1" style:font-family-asian="Geneva" style:font-pitch-asian="variable" style:font-size-asian="34pt" style:font-style-asian="normal" style:font-weight-asian="bold" style:font-name-complex="Geneva1" style:font-family-complex="Geneva" style:font-pitch-complex="variable" style:font-size-complex="34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12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12pt" style:font-style-asian="normal" style:font-weight-asian="normal" style:font-name-complex="Geneva1" style:font-family-complex="Genev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5-outline1">
          <text:list-level-style-bullet text:level="1" text:bullet-char="•">
            <style:list-level-properties text:min-label-width="0.639cm"/>
            <style:text-properties style:font-name="Times New Roman" fo:color="#99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start" fo:text-indent="0cm" style:punctuation-wrap="simple" style:line-break="normal" style:writing-mode="lr-tb" style:font-independent-line-spacing="true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cm" fo:margin-bottom="0.493cm" fo:line-height="0.987cm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411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3333" style:text-outline="false" style:text-line-through-style="none" style:text-line-through-type="none" style:text-position="0% 100%" style:font-name="Arial1" fo:font-family="Arial" style:font-pitch="variable" fo:font-size="34pt" fo:font-style="normal" fo:text-shadow="none" style:text-underline-style="none" fo:font-weight="bold" style:letter-kerning="true" fo:background-color="transparent" style:font-name-asian="Geneva1" style:font-family-asian="Geneva" style:font-pitch-asian="variable" style:font-size-asian="34pt" style:font-style-asian="normal" style:font-weight-asian="bold" style:font-name-complex="Geneva1" style:font-family-complex="Geneva" style:font-pitch-complex="variable" style:font-size-complex="34pt" style:font-style-complex="normal" style:font-weight-complex="bold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12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12pt" style:font-style-asian="normal" style:font-weight-asian="normal" style:font-name-complex="Geneva1" style:font-family-complex="Genev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6-outline1">
          <text:list-level-style-bullet text:level="1" text:bullet-char="•">
            <style:list-level-properties text:min-label-width="0.639cm"/>
            <style:text-properties style:font-name="Times New Roman" fo:color="#99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start" fo:text-indent="0cm" style:punctuation-wrap="simple" style:line-break="normal" style:writing-mode="lr-tb" style:font-independent-line-spacing="true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cm" fo:margin-bottom="0.493cm" fo:line-height="0.987cm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411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3333" style:text-outline="false" style:text-line-through-style="none" style:text-line-through-type="none" style:text-position="0% 100%" style:font-name="Arial1" fo:font-family="Arial" style:font-pitch="variable" fo:font-size="34pt" fo:font-style="normal" fo:text-shadow="none" style:text-underline-style="none" fo:font-weight="bold" style:letter-kerning="true" fo:background-color="transparent" style:font-name-asian="Geneva1" style:font-family-asian="Geneva" style:font-pitch-asian="variable" style:font-size-asian="34pt" style:font-style-asian="normal" style:font-weight-asian="bold" style:font-name-complex="Geneva1" style:font-family-complex="Geneva" style:font-pitch-complex="variable" style:font-size-complex="34pt" style:font-style-complex="normal" style:font-weight-complex="bold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12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12pt" style:font-style-asian="normal" style:font-weight-asian="normal" style:font-name-complex="Geneva1" style:font-family-complex="Genev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7-outline1">
          <text:list-level-style-bullet text:level="1" text:bullet-char="•">
            <style:list-level-properties text:min-label-width="0.639cm"/>
            <style:text-properties style:font-name="Times New Roman" fo:color="#99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start" fo:text-indent="0cm" style:punctuation-wrap="simple" style:line-break="normal" style:writing-mode="lr-tb" style:font-independent-line-spacing="true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cm" fo:margin-bottom="0.493cm" fo:line-height="0.987cm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411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3333" style:text-outline="false" style:text-line-through-style="none" style:text-line-through-type="none" style:text-position="0% 100%" style:font-name="Arial1" fo:font-family="Arial" style:font-pitch="variable" fo:font-size="34pt" fo:font-style="normal" fo:text-shadow="none" style:text-underline-style="none" fo:font-weight="bold" style:letter-kerning="true" fo:background-color="transparent" style:font-name-asian="Geneva1" style:font-family-asian="Geneva" style:font-pitch-asian="variable" style:font-size-asian="34pt" style:font-style-asian="normal" style:font-weight-asian="bold" style:font-name-complex="Geneva1" style:font-family-complex="Geneva" style:font-pitch-complex="variable" style:font-size-complex="34pt" style:font-style-complex="normal" style:font-weight-complex="bold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12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12pt" style:font-style-asian="normal" style:font-weight-asian="normal" style:font-name-complex="Geneva1" style:font-family-complex="Genev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8-outline1">
          <text:list-level-style-bullet text:level="1" text:bullet-char="•">
            <style:list-level-properties text:min-label-width="0.639cm"/>
            <style:text-properties style:font-name="Times New Roman" fo:color="#99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start" fo:text-indent="0cm" style:punctuation-wrap="simple" style:line-break="normal" style:writing-mode="lr-tb" style:font-independent-line-spacing="true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0cm" fo:margin-right="0cm" fo:margin-top="0cm" fo:margin-bottom="0.493cm" fo:line-height="0.987cm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8-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411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3333" style:text-outline="false" style:text-line-through-style="none" style:text-line-through-type="none" style:text-position="0% 100%" style:font-name="Arial1" fo:font-family="Arial" style:font-pitch="variable" fo:font-size="34pt" fo:font-style="normal" fo:text-shadow="none" style:text-underline-style="none" fo:font-weight="bold" style:letter-kerning="true" fo:background-color="transparent" style:font-name-asian="Geneva1" style:font-family-asian="Geneva" style:font-pitch-asian="variable" style:font-size-asian="34pt" style:font-style-asian="normal" style:font-weight-asian="bold" style:font-name-complex="Geneva1" style:font-family-complex="Geneva" style:font-pitch-complex="variable" style:font-size-complex="34pt" style:font-style-complex="normal" style:font-weight-complex="bold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9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12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12pt" style:font-style-asian="normal" style:font-weight-asian="normal" style:font-name-complex="Geneva1" style:font-family-complex="Genev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9-outline1">
          <text:list-level-style-bullet text:level="1" text:bullet-char="•">
            <style:list-level-properties text:min-label-width="0.639cm"/>
            <style:text-properties style:font-name="Times New Roman" fo:color="#99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start" fo:text-indent="0cm" style:punctuation-wrap="simple" style:line-break="normal" style:writing-mode="lr-tb" style:font-independent-line-spacing="true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0cm" fo:margin-bottom="0.493cm" fo:line-height="0.987cm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9-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411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3333" style:text-outline="false" style:text-line-through-style="none" style:text-line-through-type="none" style:text-position="0% 100%" style:font-name="Arial1" fo:font-family="Arial" style:font-pitch="variable" fo:font-size="34pt" fo:font-style="normal" fo:text-shadow="none" style:text-underline-style="none" fo:font-weight="bold" style:letter-kerning="true" fo:background-color="transparent" style:font-name-asian="Geneva1" style:font-family-asian="Geneva" style:font-pitch-asian="variable" style:font-size-asian="34pt" style:font-style-asian="normal" style:font-weight-asian="bold" style:font-name-complex="Geneva1" style:font-family-complex="Geneva" style:font-pitch-complex="variable" style:font-size-complex="34pt" style:font-style-complex="normal" style:font-weight-complex="bold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0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12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12pt" style:font-style-asian="normal" style:font-weight-asian="normal" style:font-name-complex="Geneva1" style:font-family-complex="Genev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0-outline1">
          <text:list-level-style-bullet text:level="1" text:bullet-char="•">
            <style:list-level-properties text:min-label-width="0.639cm"/>
            <style:text-properties style:font-name="Times New Roman" fo:color="#99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start" fo:text-indent="0cm" style:punctuation-wrap="simple" style:line-break="normal" style:writing-mode="lr-tb" style:font-independent-line-spacing="true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paragraph-properties fo:margin-left="0cm" fo:margin-right="0cm" fo:margin-top="0cm" fo:margin-bottom="0.493cm" fo:line-height="0.987cm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0-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411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3333" style:text-outline="false" style:text-line-through-style="none" style:text-line-through-type="none" style:text-position="0% 100%" style:font-name="Arial1" fo:font-family="Arial" style:font-pitch="variable" fo:font-size="34pt" fo:font-style="normal" fo:text-shadow="none" style:text-underline-style="none" fo:font-weight="bold" style:letter-kerning="true" fo:background-color="transparent" style:font-name-asian="Geneva1" style:font-family-asian="Geneva" style:font-pitch-asian="variable" style:font-size-asian="34pt" style:font-style-asian="normal" style:font-weight-asian="bold" style:font-name-complex="Geneva1" style:font-family-complex="Geneva" style:font-pitch-complex="variable" style:font-size-complex="34pt" style:font-style-complex="normal" style:font-weight-complex="bold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12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12pt" style:font-style-asian="normal" style:font-weight-asian="normal" style:font-name-complex="Geneva1" style:font-family-complex="Genev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1-outline1">
          <text:list-level-style-bullet text:level="1" text:bullet-char="•">
            <style:list-level-properties text:min-label-width="0.639cm"/>
            <style:text-properties style:font-name="Times New Roman" fo:color="#99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start" fo:text-indent="0cm" style:punctuation-wrap="simple" style:line-break="normal" style:writing-mode="lr-tb" style:font-independent-line-spacing="true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0cm" fo:margin-right="0cm" fo:margin-top="0cm" fo:margin-bottom="0.493cm" fo:line-height="0.987cm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993333" fo:font-size="100%"/>
          </text:list-level-style-bullet>
          <text:list-level-style-bullet text:level="4" text:bullet-char="–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.493cm" fo:line-height="0.95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3pt" fo:font-style="normal" fo:text-shadow="none" style:text-underline-style="none" fo:font-weight="normal" style:letter-kerning="true" fo:background-color="transparent" style:font-name-asian="Geneva1" style:font-family-asian="Geneva" style:font-pitch-asian="variable" style:font-size-asian="23pt" style:font-style-asian="normal" style:font-weight-asian="normal" style:font-name-complex="Geneva1" style:font-family-complex="Geneva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1-title">
          <text:list-level-style-number text:level="1" style:num-format="">
            <style:list-level-properties/>
            <style:text-properties fo:color="#9933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411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3333" style:text-outline="false" style:text-line-through-style="none" style:text-line-through-type="none" style:text-position="0% 100%" style:font-name="Arial1" fo:font-family="Arial" style:font-pitch="variable" fo:font-size="34pt" fo:font-style="normal" fo:text-shadow="none" style:text-underline-style="none" fo:font-weight="bold" style:letter-kerning="true" fo:background-color="transparent" style:font-name-asian="Geneva1" style:font-family-asian="Geneva" style:font-pitch-asian="variable" style:font-size-asian="34pt" style:font-style-asian="normal" style:font-weight-asian="bold" style:font-name-complex="Geneva1" style:font-family-complex="Geneva" style:font-pitch-complex="variable" style:font-size-complex="3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71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333333" draw:shadow-opacity="75%"/>
    </style:style>
    <style:style style:name="Mgr4" style:family="graphic" style:parent-style-name="standard">
      <style:graphic-properties draw:stroke="solid" svg:stroke-width="0.176cm" svg:stroke-color="#80808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333333" draw:shadow-opacity="75%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gr8" style:family="graphic" style:parent-style-name="standard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gr9" style:family="graphic" style:parent-style-name="standard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gr10" style:family="graphic" style:parent-style-name="standard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1" style:family="presentation" style:parent-style-name="Default-backgroundobjects">
      <style:graphic-properties draw:stroke="none" draw:fill="none" draw:fill-color="#dddddd" draw:auto-grow-height="false" draw:auto-grow-width="false" fo:min-height="1.271cm" fo:min-width="0cm" fo:wrap-option="wrap" draw:shadow-opacity="75%"/>
    </style:style>
    <style:style style:name="Mpr2" style:family="presentation" style:parent-style-name="Title1-backgroundobjects" style:list-style-name="ML1">
      <style:graphic-properties draw:stroke="none" draw:fill="none" draw:fill-color="#dddddd" draw:auto-grow-height="false" draw:auto-grow-width="false" fo:min-height="1.271cm" fo:min-width="0cm" fo:wrap-option="wrap" draw:shadow-opacity="75%"/>
    </style:style>
    <style:style style:name="Mpr3" style:family="presentation" style:parent-style-name="Title1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4" style:family="presentation" style:parent-style-name="Title1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5" style:family="presentation" style:parent-style-name="Title1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6" style:family="presentation" style:parent-style-name="Title1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7" style:family="presentation" style:parent-style-name="Title2-backgroundobjects" style:list-style-name="ML1">
      <style:graphic-properties draw:stroke="none" draw:fill="none" draw:fill-color="#dddddd" draw:auto-grow-height="false" draw:auto-grow-width="false" fo:min-height="1.271cm" fo:min-width="0cm" fo:wrap-option="wrap" draw:shadow-opacity="75%"/>
    </style:style>
    <style:style style:name="Mpr8" style:family="presentation" style:parent-style-name="Title2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9" style:family="presentation" style:parent-style-name="Title2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10" style:family="presentation" style:parent-style-name="Title2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11" style:family="presentation" style:parent-style-name="Title2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12" style:family="presentation" style:parent-style-name="Title3-backgroundobjects" style:list-style-name="ML1">
      <style:graphic-properties draw:stroke="none" draw:fill="none" draw:fill-color="#dddddd" draw:auto-grow-height="false" draw:auto-grow-width="false" fo:min-height="1.271cm" fo:min-width="0cm" fo:wrap-option="wrap" draw:shadow-opacity="75%"/>
    </style:style>
    <style:style style:name="Mpr13" style:family="presentation" style:parent-style-name="Title3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14" style:family="presentation" style:parent-style-name="Title3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15" style:family="presentation" style:parent-style-name="Title3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16" style:family="presentation" style:parent-style-name="Title3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17" style:family="presentation" style:parent-style-name="Title4-backgroundobjects" style:list-style-name="ML1">
      <style:graphic-properties draw:stroke="none" draw:fill="none" draw:fill-color="#dddddd" draw:auto-grow-height="false" draw:auto-grow-width="false" fo:min-height="1.271cm" fo:min-width="0cm" fo:wrap-option="wrap" draw:shadow-opacity="75%"/>
    </style:style>
    <style:style style:name="Mpr18" style:family="presentation" style:parent-style-name="Title4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19" style:family="presentation" style:parent-style-name="Title4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20" style:family="presentation" style:parent-style-name="Title4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21" style:family="presentation" style:parent-style-name="Title4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22" style:family="presentation" style:parent-style-name="Title5-backgroundobjects" style:list-style-name="ML1">
      <style:graphic-properties draw:stroke="none" draw:fill="none" draw:fill-color="#dddddd" draw:auto-grow-height="false" draw:auto-grow-width="false" fo:min-height="1.271cm" fo:min-width="0cm" fo:wrap-option="wrap" draw:shadow-opacity="75%"/>
    </style:style>
    <style:style style:name="Mpr23" style:family="presentation" style:parent-style-name="Title5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24" style:family="presentation" style:parent-style-name="Title5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25" style:family="presentation" style:parent-style-name="Title5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26" style:family="presentation" style:parent-style-name="Title5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27" style:family="presentation" style:parent-style-name="Title6-backgroundobjects" style:list-style-name="ML1">
      <style:graphic-properties draw:stroke="none" draw:fill="none" draw:fill-color="#dddddd" draw:auto-grow-height="false" draw:auto-grow-width="false" fo:min-height="1.271cm" fo:min-width="0cm" fo:wrap-option="wrap" draw:shadow-opacity="75%"/>
    </style:style>
    <style:style style:name="Mpr28" style:family="presentation" style:parent-style-name="Title6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29" style:family="presentation" style:parent-style-name="Title6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30" style:family="presentation" style:parent-style-name="Title6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31" style:family="presentation" style:parent-style-name="Title6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32" style:family="presentation" style:parent-style-name="Title7-backgroundobjects" style:list-style-name="ML1">
      <style:graphic-properties draw:stroke="none" draw:fill="none" draw:fill-color="#dddddd" draw:auto-grow-height="false" draw:auto-grow-width="false" fo:min-height="1.271cm" fo:min-width="0cm" fo:wrap-option="wrap" draw:shadow-opacity="75%"/>
    </style:style>
    <style:style style:name="Mpr33" style:family="presentation" style:parent-style-name="Title7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34" style:family="presentation" style:parent-style-name="Title7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35" style:family="presentation" style:parent-style-name="Title7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36" style:family="presentation" style:parent-style-name="Title7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37" style:family="presentation" style:parent-style-name="Title8-backgroundobjects" style:list-style-name="ML1">
      <style:graphic-properties draw:stroke="none" draw:fill="none" draw:fill-color="#dddddd" draw:auto-grow-height="false" draw:auto-grow-width="false" fo:min-height="1.271cm" fo:min-width="0cm" fo:wrap-option="wrap" draw:shadow-opacity="75%"/>
    </style:style>
    <style:style style:name="Mpr38" style:family="presentation" style:parent-style-name="Title8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39" style:family="presentation" style:parent-style-name="Title8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40" style:family="presentation" style:parent-style-name="Title8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41" style:family="presentation" style:parent-style-name="Title8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42" style:family="presentation" style:parent-style-name="Title9-backgroundobjects" style:list-style-name="ML1">
      <style:graphic-properties draw:stroke="none" draw:fill="none" draw:fill-color="#dddddd" draw:auto-grow-height="false" draw:auto-grow-width="false" fo:min-height="1.271cm" fo:min-width="0cm" fo:wrap-option="wrap" draw:shadow-opacity="75%"/>
    </style:style>
    <style:style style:name="Mpr43" style:family="presentation" style:parent-style-name="Title9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44" style:family="presentation" style:parent-style-name="Title9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45" style:family="presentation" style:parent-style-name="Title9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46" style:family="presentation" style:parent-style-name="Title9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47" style:family="presentation" style:parent-style-name="Title10-backgroundobjects" style:list-style-name="ML1">
      <style:graphic-properties draw:stroke="none" draw:fill="none" draw:fill-color="#dddddd" draw:auto-grow-height="false" draw:auto-grow-width="false" fo:min-height="1.271cm" fo:min-width="0cm" fo:wrap-option="wrap" draw:shadow-opacity="75%"/>
    </style:style>
    <style:style style:name="Mpr48" style:family="presentation" style:parent-style-name="Title10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49" style:family="presentation" style:parent-style-name="Title10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50" style:family="presentation" style:parent-style-name="Title10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51" style:family="presentation" style:parent-style-name="Title10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52" style:family="presentation" style:parent-style-name="Title11-backgroundobjects" style:list-style-name="ML1">
      <style:graphic-properties draw:stroke="none" draw:fill="none" draw:fill-color="#dddddd" draw:auto-grow-height="false" draw:auto-grow-width="false" fo:min-height="1.271cm" fo:min-width="0cm" fo:wrap-option="wrap" draw:shadow-opacity="75%"/>
    </style:style>
    <style:style style:name="Mpr53" style:family="presentation" style:parent-style-name="Title11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54" style:family="presentation" style:parent-style-name="Title11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55" style:family="presentation" style:parent-style-name="Title11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56" style:family="presentation" style:parent-style-name="Title11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loext:graphic-properties draw:fill="none" draw:fill-color="#dddddd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9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style:paragraph-properties fo:margin-left="0cm" fo:margin-right="0cm" fo:line-height="100%" fo:text-indent="0cm" style:writing-mode="lr-tb"/>
    </style:style>
    <style:style style:name="MP12" style:family="paragraph">
      <loext:graphic-properties draw:fill="none" draw:fill-color="#dddddd"/>
      <style:paragraph-properties fo:margin-left="0cm" fo:margin-right="0cm" fo:line-height="100%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style:font-name="Times New Roman1"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9.743cm" svg:height="3.444cm" svg:x="2.843cm" svg:y="2.028cm" presentation:class="title" presentation:placeholder="true">
        <draw:text-box/>
      </draw:frame>
      <draw:frame presentation:style-name="Default-outline1" draw:layer="backgroundobjects" svg:width="20.059cm" svg:height="11.43cm" svg:x="2.266cm" svg:y="5.503cm" presentation:class="outline" presentation:placeholder="true">
        <draw:text-box/>
      </draw:frame>
      <draw:line draw:name="Line 8" draw:style-name="Mgr3" draw:text-style-name="MP5" draw:layer="backgroundobjects" svg:x1="3.175cm" svg:y1="15.994cm" svg:x2="22.225cm" svg:y2="15.994cm">
        <text:p/>
      </draw:line>
      <draw:line draw:name="Line 9" draw:style-name="Mgr4" draw:text-style-name="MP5" draw:layer="backgroundobjects" svg:x1="3.175cm" svg:y1="4.233cm" svg:x2="22.225cm" svg:y2="4.233cm">
        <text:p/>
      </draw:line>
      <draw:frame presentation:style-name="Mpr1" draw:text-style-name="MP6" draw:layer="backgroundobjects" svg:width="7.272cm" svg:height="1.27cm" svg:x="14.318cm" svg:y="16.298cm" presentation:class="page-number">
        <draw:text-box>
          <text:list text:style-name="ML1">
            <text:list-header>
              <text:p><text:span text:style-name="MT2">Author, Date</text:span></text:p>
              <text:p><text:span text:style-name="MT2">Page </text:span><text:span text:style-name="MT2"><text:page-number>&lt;number&gt;</text:page-number></text:span></text:p>
            </text:list-header>
          </text:list>
        </draw:text-box>
      </draw:frame>
      <draw:frame draw:name="Picture 2" draw:style-name="Mgr5" draw:text-style-name="MP5" draw:layer="backgroundobjects" svg:width="6.562cm" svg:height="0.948cm" svg:x="3.175cm" svg:y="16.409cm">
        <draw:image xlink:href="Pictures/10000000000004AB000000ADFEA1F8E7ADFA87A8.png" xlink:type="simple" xlink:show="embed" xlink:actuate="onLoad">
          <text:p/>
        </draw:image>
        <svg:desc>Untitled-3.tif</svg:desc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draw:style-name="Mgr7" draw:text-style-name="MP8" draw:layer="backgroundobjects" svg:width="8.255cm" svg:height="1.27cm" svg:x="-0.001cm" svg:y="0cm" presentation:class="header">
          <draw:text-box>
            <text:p/>
          </draw:text-box>
        </draw:frame>
        <draw:frame draw:style-name="Mgr8" draw:text-style-name="MP9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9" draw:text-style-name="MP8" draw:layer="backgroundobjects" svg:width="8.255cm" svg:height="1.27cm" svg:x="-0.001cm" svg:y="24.13cm" presentation:class="footer">
          <draw:text-box>
            <text:p/>
          </draw:text-box>
        </draw:frame>
        <draw:frame draw:style-name="Mgr10" draw:text-style-name="MP9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line draw:name="Line 8" draw:style-name="Mgr3" draw:text-style-name="MP5" draw:layer="backgroundobjects" svg:x1="3.175cm" svg:y1="15.994cm" svg:x2="22.225cm" svg:y2="15.994cm">
        <text:p/>
      </draw:line>
      <draw:line draw:name="Line 9" draw:style-name="Mgr4" draw:text-style-name="MP5" draw:layer="backgroundobjects" svg:x1="3.175cm" svg:y1="4.233cm" svg:x2="22.225cm" svg:y2="4.233cm">
        <text:p/>
      </draw:line>
      <draw:frame draw:name="Picture 2" draw:style-name="Mgr5" draw:text-style-name="MP5" draw:layer="backgroundobjects" svg:width="6.562cm" svg:height="0.948cm" svg:x="3.175cm" svg:y="16.409cm">
        <draw:image xlink:href="Pictures/10000000000004AB000000ADFEA1F8E7ADFA87A8.png" xlink:type="simple" xlink:show="embed" xlink:actuate="onLoad">
          <text:p/>
        </draw:image>
        <svg:desc>Untitled-3.tif</svg:desc>
      </draw:frame>
      <draw:frame presentation:style-name="Title1-title" draw:layer="backgroundobjects" svg:width="19.743cm" svg:height="3.444cm" svg:x="2.843cm" svg:y="2.028cm" presentation:class="title" presentation:placeholder="true">
        <draw:text-box/>
      </draw:frame>
      <draw:frame presentation:style-name="Title1-outline1" draw:layer="backgroundobjects" svg:width="20.059cm" svg:height="11.43cm" svg:x="2.266cm" svg:y="5.503cm" presentation:class="outline" presentation:placeholder="true">
        <draw:text-box/>
      </draw:frame>
      <draw:frame presentation:style-name="Mpr2" draw:text-style-name="MP12" draw:layer="backgroundobjects" svg:width="7.272cm" svg:height="1.27cm" svg:x="14.318cm" svg:y="16.298cm" presentation:class="page-number">
        <draw:text-box>
          <text:list text:style-name="ML1">
            <text:list-header>
              <text:p text:style-name="MP11"><text:span text:style-name="MT4">Presentation Author, 2003</text:span></text:p>
              <text:p text:style-name="MP11"><text:span text:style-name="MT4">Page </text:span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presentation:style-name="Mpr3" draw:text-style-name="MP8" draw:layer="backgroundobjects" svg:width="8.255cm" svg:height="1.27cm" svg:x="-0.001cm" svg:y="0cm" presentation:class="header">
          <draw:text-box>
            <text:p/>
          </draw:text-box>
        </draw:frame>
        <draw:frame presentation:style-name="Mpr4" draw:text-style-name="MP9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  <draw:frame presentation:style-name="Mpr5" draw:text-style-name="MP8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6" draw:text-style-name="MP9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line draw:name="Line 8" draw:style-name="Mgr3" draw:text-style-name="MP5" draw:layer="backgroundobjects" svg:x1="3.175cm" svg:y1="15.994cm" svg:x2="22.225cm" svg:y2="15.994cm">
        <text:p/>
      </draw:line>
      <draw:line draw:name="Line 9" draw:style-name="Mgr4" draw:text-style-name="MP5" draw:layer="backgroundobjects" svg:x1="3.175cm" svg:y1="4.233cm" svg:x2="22.225cm" svg:y2="4.233cm">
        <text:p/>
      </draw:line>
      <draw:frame draw:name="Picture 2" draw:style-name="Mgr5" draw:text-style-name="MP5" draw:layer="backgroundobjects" svg:width="6.562cm" svg:height="0.948cm" svg:x="3.175cm" svg:y="16.409cm">
        <draw:image xlink:href="Pictures/10000000000004AB000000ADFEA1F8E7ADFA87A8.png" xlink:type="simple" xlink:show="embed" xlink:actuate="onLoad">
          <text:p/>
        </draw:image>
        <svg:desc>Untitled-3.tif</svg:desc>
      </draw:frame>
      <draw:frame presentation:style-name="Title2-title" draw:layer="backgroundobjects" svg:width="19.743cm" svg:height="3.444cm" svg:x="2.843cm" svg:y="2.028cm" presentation:class="title" presentation:placeholder="true">
        <draw:text-box/>
      </draw:frame>
      <draw:frame presentation:style-name="Title2-outline1" draw:layer="backgroundobjects" svg:width="20.059cm" svg:height="11.43cm" svg:x="2.266cm" svg:y="5.503cm" presentation:class="outline" presentation:placeholder="true">
        <draw:text-box/>
      </draw:frame>
      <draw:frame presentation:style-name="Mpr7" draw:text-style-name="MP12" draw:layer="backgroundobjects" svg:width="7.272cm" svg:height="1.27cm" svg:x="14.318cm" svg:y="16.298cm" presentation:class="page-number">
        <draw:text-box>
          <text:list text:style-name="ML1">
            <text:list-header>
              <text:p text:style-name="MP11"><text:span text:style-name="MT4">Presentation Author, 2003</text:span></text:p>
              <text:p text:style-name="MP11"><text:span text:style-name="MT4">Page </text:span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presentation:style-name="Mpr8" draw:text-style-name="MP8" draw:layer="backgroundobjects" svg:width="8.255cm" svg:height="1.27cm" svg:x="-0.001cm" svg:y="0cm" presentation:class="header">
          <draw:text-box>
            <text:p/>
          </draw:text-box>
        </draw:frame>
        <draw:frame presentation:style-name="Mpr9" draw:text-style-name="MP9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2-title" draw:layer="backgroundobjects" svg:width="12.7cm" svg:height="9.525cm" svg:x="3.175cm" svg:y="1.904cm" presentation:class="page"/>
        <draw:frame presentation:style-name="Title2-notes" draw:layer="backgroundobjects" svg:width="13.97cm" svg:height="11.43cm" svg:x="2.54cm" svg:y="12.065cm" presentation:class="notes" presentation:placeholder="true">
          <draw:text-box/>
        </draw:frame>
        <draw:frame presentation:style-name="Mpr10" draw:text-style-name="MP8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11" draw:text-style-name="MP9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line draw:name="Line 8" draw:style-name="Mgr3" draw:text-style-name="MP5" draw:layer="backgroundobjects" svg:x1="3.175cm" svg:y1="15.994cm" svg:x2="22.225cm" svg:y2="15.994cm">
        <text:p/>
      </draw:line>
      <draw:line draw:name="Line 9" draw:style-name="Mgr4" draw:text-style-name="MP5" draw:layer="backgroundobjects" svg:x1="3.175cm" svg:y1="4.233cm" svg:x2="22.225cm" svg:y2="4.233cm">
        <text:p/>
      </draw:line>
      <draw:frame draw:name="Picture 2" draw:style-name="Mgr5" draw:text-style-name="MP5" draw:layer="backgroundobjects" svg:width="6.562cm" svg:height="0.948cm" svg:x="3.175cm" svg:y="16.409cm">
        <draw:image xlink:href="Pictures/10000000000004AB000000ADFEA1F8E7ADFA87A8.png" xlink:type="simple" xlink:show="embed" xlink:actuate="onLoad">
          <text:p/>
        </draw:image>
        <svg:desc>Untitled-3.tif</svg:desc>
      </draw:frame>
      <draw:frame presentation:style-name="Title3-title" draw:layer="backgroundobjects" svg:width="19.743cm" svg:height="3.444cm" svg:x="2.843cm" svg:y="2.028cm" presentation:class="title" presentation:placeholder="true">
        <draw:text-box/>
      </draw:frame>
      <draw:frame presentation:style-name="Title3-outline1" draw:layer="backgroundobjects" svg:width="20.059cm" svg:height="11.43cm" svg:x="2.266cm" svg:y="5.503cm" presentation:class="outline" presentation:placeholder="true">
        <draw:text-box/>
      </draw:frame>
      <draw:frame presentation:style-name="Mpr12" draw:text-style-name="MP12" draw:layer="backgroundobjects" svg:width="7.272cm" svg:height="1.27cm" svg:x="14.318cm" svg:y="16.298cm" presentation:class="page-number">
        <draw:text-box>
          <text:list text:style-name="ML1">
            <text:list-header>
              <text:p text:style-name="MP11"><text:span text:style-name="MT4">Presentation Author, 2003</text:span></text:p>
              <text:p text:style-name="MP11"><text:span text:style-name="MT4">Page </text:span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presentation:style-name="Mpr13" draw:text-style-name="MP8" draw:layer="backgroundobjects" svg:width="8.255cm" svg:height="1.27cm" svg:x="-0.001cm" svg:y="0cm" presentation:class="header">
          <draw:text-box>
            <text:p/>
          </draw:text-box>
        </draw:frame>
        <draw:frame presentation:style-name="Mpr14" draw:text-style-name="MP9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3-title" draw:layer="backgroundobjects" svg:width="12.7cm" svg:height="9.525cm" svg:x="3.175cm" svg:y="1.904cm" presentation:class="page"/>
        <draw:frame presentation:style-name="Title3-notes" draw:layer="backgroundobjects" svg:width="13.97cm" svg:height="11.43cm" svg:x="2.54cm" svg:y="12.065cm" presentation:class="notes" presentation:placeholder="true">
          <draw:text-box/>
        </draw:frame>
        <draw:frame presentation:style-name="Mpr15" draw:text-style-name="MP8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16" draw:text-style-name="MP9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line draw:name="Line 8" draw:style-name="Mgr3" draw:text-style-name="MP5" draw:layer="backgroundobjects" svg:x1="3.175cm" svg:y1="15.994cm" svg:x2="22.225cm" svg:y2="15.994cm">
        <text:p/>
      </draw:line>
      <draw:line draw:name="Line 9" draw:style-name="Mgr4" draw:text-style-name="MP5" draw:layer="backgroundobjects" svg:x1="3.175cm" svg:y1="4.233cm" svg:x2="22.225cm" svg:y2="4.233cm">
        <text:p/>
      </draw:line>
      <draw:frame draw:name="Picture 2" draw:style-name="Mgr5" draw:text-style-name="MP5" draw:layer="backgroundobjects" svg:width="6.562cm" svg:height="0.948cm" svg:x="3.175cm" svg:y="16.409cm">
        <draw:image xlink:href="Pictures/10000000000004AB000000ADFEA1F8E7ADFA87A8.png" xlink:type="simple" xlink:show="embed" xlink:actuate="onLoad">
          <text:p/>
        </draw:image>
        <svg:desc>Untitled-3.tif</svg:desc>
      </draw:frame>
      <draw:frame presentation:style-name="Title4-title" draw:layer="backgroundobjects" svg:width="19.743cm" svg:height="3.444cm" svg:x="2.843cm" svg:y="2.028cm" presentation:class="title" presentation:placeholder="true">
        <draw:text-box/>
      </draw:frame>
      <draw:frame presentation:style-name="Title4-outline1" draw:layer="backgroundobjects" svg:width="20.059cm" svg:height="11.43cm" svg:x="2.266cm" svg:y="5.503cm" presentation:class="outline" presentation:placeholder="true">
        <draw:text-box/>
      </draw:frame>
      <draw:frame presentation:style-name="Mpr17" draw:text-style-name="MP12" draw:layer="backgroundobjects" svg:width="7.272cm" svg:height="1.27cm" svg:x="14.318cm" svg:y="16.298cm" presentation:class="page-number">
        <draw:text-box>
          <text:list text:style-name="ML1">
            <text:list-header>
              <text:p text:style-name="MP11"><text:span text:style-name="MT4">Presentation Author, 2003</text:span></text:p>
              <text:p text:style-name="MP11"><text:span text:style-name="MT4">Page </text:span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presentation:style-name="Mpr18" draw:text-style-name="MP8" draw:layer="backgroundobjects" svg:width="8.255cm" svg:height="1.27cm" svg:x="-0.001cm" svg:y="0cm" presentation:class="header">
          <draw:text-box>
            <text:p/>
          </draw:text-box>
        </draw:frame>
        <draw:frame presentation:style-name="Mpr19" draw:text-style-name="MP9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4-title" draw:layer="backgroundobjects" svg:width="12.7cm" svg:height="9.525cm" svg:x="3.175cm" svg:y="1.904cm" presentation:class="page"/>
        <draw:frame presentation:style-name="Title4-notes" draw:layer="backgroundobjects" svg:width="13.97cm" svg:height="11.43cm" svg:x="2.54cm" svg:y="12.065cm" presentation:class="notes" presentation:placeholder="true">
          <draw:text-box/>
        </draw:frame>
        <draw:frame presentation:style-name="Mpr20" draw:text-style-name="MP8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21" draw:text-style-name="MP9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line draw:name="Line 8" draw:style-name="Mgr3" draw:text-style-name="MP5" draw:layer="backgroundobjects" svg:x1="3.175cm" svg:y1="15.994cm" svg:x2="22.225cm" svg:y2="15.994cm">
        <text:p/>
      </draw:line>
      <draw:line draw:name="Line 9" draw:style-name="Mgr4" draw:text-style-name="MP5" draw:layer="backgroundobjects" svg:x1="3.175cm" svg:y1="4.233cm" svg:x2="22.225cm" svg:y2="4.233cm">
        <text:p/>
      </draw:line>
      <draw:frame draw:name="Picture 2" draw:style-name="Mgr5" draw:text-style-name="MP5" draw:layer="backgroundobjects" svg:width="6.562cm" svg:height="0.948cm" svg:x="3.175cm" svg:y="16.409cm">
        <draw:image xlink:href="Pictures/10000000000004AB000000ADFEA1F8E7ADFA87A8.png" xlink:type="simple" xlink:show="embed" xlink:actuate="onLoad">
          <text:p/>
        </draw:image>
        <svg:desc>Untitled-3.tif</svg:desc>
      </draw:frame>
      <draw:frame presentation:style-name="Title5-title" draw:layer="backgroundobjects" svg:width="19.743cm" svg:height="3.444cm" svg:x="2.843cm" svg:y="2.028cm" presentation:class="title" presentation:placeholder="true">
        <draw:text-box/>
      </draw:frame>
      <draw:frame presentation:style-name="Title5-outline1" draw:layer="backgroundobjects" svg:width="20.059cm" svg:height="11.43cm" svg:x="2.266cm" svg:y="5.503cm" presentation:class="outline" presentation:placeholder="true">
        <draw:text-box/>
      </draw:frame>
      <draw:frame presentation:style-name="Mpr22" draw:text-style-name="MP12" draw:layer="backgroundobjects" svg:width="7.272cm" svg:height="1.27cm" svg:x="14.318cm" svg:y="16.298cm" presentation:class="page-number">
        <draw:text-box>
          <text:list text:style-name="ML1">
            <text:list-header>
              <text:p text:style-name="MP11"><text:span text:style-name="MT4">Presentation Author, 2003</text:span></text:p>
              <text:p text:style-name="MP11"><text:span text:style-name="MT4">Page </text:span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presentation:style-name="Mpr23" draw:text-style-name="MP8" draw:layer="backgroundobjects" svg:width="8.255cm" svg:height="1.27cm" svg:x="-0.001cm" svg:y="0cm" presentation:class="header">
          <draw:text-box>
            <text:p/>
          </draw:text-box>
        </draw:frame>
        <draw:frame presentation:style-name="Mpr24" draw:text-style-name="MP9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5-title" draw:layer="backgroundobjects" svg:width="12.7cm" svg:height="9.525cm" svg:x="3.175cm" svg:y="1.904cm" presentation:class="page"/>
        <draw:frame presentation:style-name="Title5-notes" draw:layer="backgroundobjects" svg:width="13.97cm" svg:height="11.43cm" svg:x="2.54cm" svg:y="12.065cm" presentation:class="notes" presentation:placeholder="true">
          <draw:text-box/>
        </draw:frame>
        <draw:frame presentation:style-name="Mpr25" draw:text-style-name="MP8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26" draw:text-style-name="MP9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line draw:name="Line 8" draw:style-name="Mgr3" draw:text-style-name="MP5" draw:layer="backgroundobjects" svg:x1="3.175cm" svg:y1="15.994cm" svg:x2="22.225cm" svg:y2="15.994cm">
        <text:p/>
      </draw:line>
      <draw:line draw:name="Line 9" draw:style-name="Mgr4" draw:text-style-name="MP5" draw:layer="backgroundobjects" svg:x1="3.175cm" svg:y1="4.233cm" svg:x2="22.225cm" svg:y2="4.233cm">
        <text:p/>
      </draw:line>
      <draw:frame draw:name="Picture 2" draw:style-name="Mgr5" draw:text-style-name="MP5" draw:layer="backgroundobjects" svg:width="6.562cm" svg:height="0.948cm" svg:x="3.175cm" svg:y="16.409cm">
        <draw:image xlink:href="Pictures/10000000000004AB000000ADFEA1F8E7ADFA87A8.png" xlink:type="simple" xlink:show="embed" xlink:actuate="onLoad">
          <text:p/>
        </draw:image>
        <svg:desc>Untitled-3.tif</svg:desc>
      </draw:frame>
      <draw:frame presentation:style-name="Title6-title" draw:layer="backgroundobjects" svg:width="19.743cm" svg:height="3.444cm" svg:x="2.843cm" svg:y="2.028cm" presentation:class="title" presentation:placeholder="true">
        <draw:text-box/>
      </draw:frame>
      <draw:frame presentation:style-name="Title6-outline1" draw:layer="backgroundobjects" svg:width="20.059cm" svg:height="11.43cm" svg:x="2.266cm" svg:y="5.503cm" presentation:class="outline" presentation:placeholder="true">
        <draw:text-box/>
      </draw:frame>
      <draw:frame presentation:style-name="Mpr27" draw:text-style-name="MP12" draw:layer="backgroundobjects" svg:width="7.272cm" svg:height="1.27cm" svg:x="14.318cm" svg:y="16.298cm" presentation:class="page-number">
        <draw:text-box>
          <text:list text:style-name="ML1">
            <text:list-header>
              <text:p text:style-name="MP11"><text:span text:style-name="MT4">Presentation Author, 2003</text:span></text:p>
              <text:p text:style-name="MP11"><text:span text:style-name="MT4">Page </text:span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presentation:style-name="Mpr28" draw:text-style-name="MP8" draw:layer="backgroundobjects" svg:width="8.255cm" svg:height="1.27cm" svg:x="-0.001cm" svg:y="0cm" presentation:class="header">
          <draw:text-box>
            <text:p/>
          </draw:text-box>
        </draw:frame>
        <draw:frame presentation:style-name="Mpr29" draw:text-style-name="MP9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6-title" draw:layer="backgroundobjects" svg:width="12.7cm" svg:height="9.525cm" svg:x="3.175cm" svg:y="1.904cm" presentation:class="page"/>
        <draw:frame presentation:style-name="Title6-notes" draw:layer="backgroundobjects" svg:width="13.97cm" svg:height="11.43cm" svg:x="2.54cm" svg:y="12.065cm" presentation:class="notes" presentation:placeholder="true">
          <draw:text-box/>
        </draw:frame>
        <draw:frame presentation:style-name="Mpr30" draw:text-style-name="MP8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31" draw:text-style-name="MP9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draw:line draw:name="Line 8" draw:style-name="Mgr3" draw:text-style-name="MP5" draw:layer="backgroundobjects" svg:x1="3.175cm" svg:y1="15.994cm" svg:x2="22.225cm" svg:y2="15.994cm">
        <text:p/>
      </draw:line>
      <draw:line draw:name="Line 9" draw:style-name="Mgr4" draw:text-style-name="MP5" draw:layer="backgroundobjects" svg:x1="3.175cm" svg:y1="4.233cm" svg:x2="22.225cm" svg:y2="4.233cm">
        <text:p/>
      </draw:line>
      <draw:frame draw:name="Picture 2" draw:style-name="Mgr5" draw:text-style-name="MP5" draw:layer="backgroundobjects" svg:width="6.562cm" svg:height="0.948cm" svg:x="3.175cm" svg:y="16.409cm">
        <draw:image xlink:href="Pictures/10000000000004AB000000ADFEA1F8E7ADFA87A8.png" xlink:type="simple" xlink:show="embed" xlink:actuate="onLoad">
          <text:p/>
        </draw:image>
        <svg:desc>Untitled-3.tif</svg:desc>
      </draw:frame>
      <draw:frame presentation:style-name="Title7-title" draw:layer="backgroundobjects" svg:width="19.743cm" svg:height="3.444cm" svg:x="2.843cm" svg:y="2.028cm" presentation:class="title" presentation:placeholder="true">
        <draw:text-box/>
      </draw:frame>
      <draw:frame presentation:style-name="Title7-outline1" draw:layer="backgroundobjects" svg:width="20.059cm" svg:height="11.43cm" svg:x="2.266cm" svg:y="5.503cm" presentation:class="outline" presentation:placeholder="true">
        <draw:text-box/>
      </draw:frame>
      <draw:frame presentation:style-name="Mpr32" draw:text-style-name="MP12" draw:layer="backgroundobjects" svg:width="7.272cm" svg:height="1.27cm" svg:x="14.318cm" svg:y="16.298cm" presentation:class="page-number">
        <draw:text-box>
          <text:list text:style-name="ML1">
            <text:list-header>
              <text:p text:style-name="MP11"><text:span text:style-name="MT4">Presentation Author, 2003</text:span></text:p>
              <text:p text:style-name="MP11"><text:span text:style-name="MT4">Page </text:span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presentation:style-name="Mpr33" draw:text-style-name="MP8" draw:layer="backgroundobjects" svg:width="8.255cm" svg:height="1.27cm" svg:x="-0.001cm" svg:y="0cm" presentation:class="header">
          <draw:text-box>
            <text:p/>
          </draw:text-box>
        </draw:frame>
        <draw:frame presentation:style-name="Mpr34" draw:text-style-name="MP9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7-title" draw:layer="backgroundobjects" svg:width="12.7cm" svg:height="9.525cm" svg:x="3.175cm" svg:y="1.904cm" presentation:class="page"/>
        <draw:frame presentation:style-name="Title7-notes" draw:layer="backgroundobjects" svg:width="13.97cm" svg:height="11.43cm" svg:x="2.54cm" svg:y="12.065cm" presentation:class="notes" presentation:placeholder="true">
          <draw:text-box/>
        </draw:frame>
        <draw:frame presentation:style-name="Mpr35" draw:text-style-name="MP8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36" draw:text-style-name="MP9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line draw:name="Line 8" draw:style-name="Mgr3" draw:text-style-name="MP5" draw:layer="backgroundobjects" svg:x1="3.175cm" svg:y1="15.994cm" svg:x2="22.225cm" svg:y2="15.994cm">
        <text:p/>
      </draw:line>
      <draw:line draw:name="Line 9" draw:style-name="Mgr4" draw:text-style-name="MP5" draw:layer="backgroundobjects" svg:x1="3.175cm" svg:y1="4.233cm" svg:x2="22.225cm" svg:y2="4.233cm">
        <text:p/>
      </draw:line>
      <draw:frame draw:name="Picture 2" draw:style-name="Mgr5" draw:text-style-name="MP5" draw:layer="backgroundobjects" svg:width="6.562cm" svg:height="0.948cm" svg:x="3.175cm" svg:y="16.409cm">
        <draw:image xlink:href="Pictures/10000000000004AB000000ADFEA1F8E7ADFA87A8.png" xlink:type="simple" xlink:show="embed" xlink:actuate="onLoad">
          <text:p/>
        </draw:image>
        <svg:desc>Untitled-3.tif</svg:desc>
      </draw:frame>
      <draw:frame presentation:style-name="Title8-title" draw:layer="backgroundobjects" svg:width="19.743cm" svg:height="3.444cm" svg:x="2.843cm" svg:y="2.028cm" presentation:class="title" presentation:placeholder="true">
        <draw:text-box/>
      </draw:frame>
      <draw:frame presentation:style-name="Title8-outline1" draw:layer="backgroundobjects" svg:width="20.059cm" svg:height="11.43cm" svg:x="2.266cm" svg:y="5.503cm" presentation:class="outline" presentation:placeholder="true">
        <draw:text-box/>
      </draw:frame>
      <draw:frame presentation:style-name="Mpr37" draw:text-style-name="MP12" draw:layer="backgroundobjects" svg:width="7.272cm" svg:height="1.27cm" svg:x="14.318cm" svg:y="16.298cm" presentation:class="page-number">
        <draw:text-box>
          <text:list text:style-name="ML1">
            <text:list-header>
              <text:p text:style-name="MP11"><text:span text:style-name="MT4">Presentation Author, 2003</text:span></text:p>
              <text:p text:style-name="MP11"><text:span text:style-name="MT4">Page </text:span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presentation:style-name="Mpr38" draw:text-style-name="MP8" draw:layer="backgroundobjects" svg:width="8.255cm" svg:height="1.27cm" svg:x="-0.001cm" svg:y="0cm" presentation:class="header">
          <draw:text-box>
            <text:p/>
          </draw:text-box>
        </draw:frame>
        <draw:frame presentation:style-name="Mpr39" draw:text-style-name="MP9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8-title" draw:layer="backgroundobjects" svg:width="12.7cm" svg:height="9.525cm" svg:x="3.175cm" svg:y="1.904cm" presentation:class="page"/>
        <draw:frame presentation:style-name="Title8-notes" draw:layer="backgroundobjects" svg:width="13.97cm" svg:height="11.43cm" svg:x="2.54cm" svg:y="12.065cm" presentation:class="notes" presentation:placeholder="true">
          <draw:text-box/>
        </draw:frame>
        <draw:frame presentation:style-name="Mpr40" draw:text-style-name="MP8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41" draw:text-style-name="MP9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line draw:name="Line 8" draw:style-name="Mgr3" draw:text-style-name="MP5" draw:layer="backgroundobjects" svg:x1="3.175cm" svg:y1="15.994cm" svg:x2="22.225cm" svg:y2="15.994cm">
        <text:p/>
      </draw:line>
      <draw:line draw:name="Line 9" draw:style-name="Mgr4" draw:text-style-name="MP5" draw:layer="backgroundobjects" svg:x1="3.175cm" svg:y1="4.233cm" svg:x2="22.225cm" svg:y2="4.233cm">
        <text:p/>
      </draw:line>
      <draw:frame draw:name="Picture 2" draw:style-name="Mgr5" draw:text-style-name="MP5" draw:layer="backgroundobjects" svg:width="6.562cm" svg:height="0.948cm" svg:x="3.175cm" svg:y="16.409cm">
        <draw:image xlink:href="Pictures/10000000000004AB000000ADFEA1F8E7ADFA87A8.png" xlink:type="simple" xlink:show="embed" xlink:actuate="onLoad">
          <text:p/>
        </draw:image>
        <svg:desc>Untitled-3.tif</svg:desc>
      </draw:frame>
      <draw:frame presentation:style-name="Title9-title" draw:layer="backgroundobjects" svg:width="19.743cm" svg:height="3.444cm" svg:x="2.843cm" svg:y="2.028cm" presentation:class="title" presentation:placeholder="true">
        <draw:text-box/>
      </draw:frame>
      <draw:frame presentation:style-name="Title9-outline1" draw:layer="backgroundobjects" svg:width="20.059cm" svg:height="11.43cm" svg:x="2.266cm" svg:y="5.503cm" presentation:class="outline" presentation:placeholder="true">
        <draw:text-box/>
      </draw:frame>
      <draw:frame presentation:style-name="Mpr42" draw:text-style-name="MP12" draw:layer="backgroundobjects" svg:width="7.272cm" svg:height="1.27cm" svg:x="14.318cm" svg:y="16.298cm" presentation:class="page-number">
        <draw:text-box>
          <text:list text:style-name="ML1">
            <text:list-header>
              <text:p text:style-name="MP11"><text:span text:style-name="MT4">Presentation Author, 2003</text:span></text:p>
              <text:p text:style-name="MP11"><text:span text:style-name="MT4">Page </text:span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presentation:style-name="Mpr43" draw:text-style-name="MP8" draw:layer="backgroundobjects" svg:width="8.255cm" svg:height="1.27cm" svg:x="-0.001cm" svg:y="0cm" presentation:class="header">
          <draw:text-box>
            <text:p/>
          </draw:text-box>
        </draw:frame>
        <draw:frame presentation:style-name="Mpr44" draw:text-style-name="MP9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9-title" draw:layer="backgroundobjects" svg:width="12.7cm" svg:height="9.525cm" svg:x="3.175cm" svg:y="1.904cm" presentation:class="page"/>
        <draw:frame presentation:style-name="Title9-notes" draw:layer="backgroundobjects" svg:width="13.97cm" svg:height="11.43cm" svg:x="2.54cm" svg:y="12.065cm" presentation:class="notes" presentation:placeholder="true">
          <draw:text-box/>
        </draw:frame>
        <draw:frame presentation:style-name="Mpr45" draw:text-style-name="MP8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46" draw:text-style-name="MP9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0" style:page-layout-name="PM1" draw:style-name="Mdp1">
      <draw:line draw:name="Line 8" draw:style-name="Mgr3" draw:text-style-name="MP5" draw:layer="backgroundobjects" svg:x1="3.175cm" svg:y1="15.994cm" svg:x2="22.225cm" svg:y2="15.994cm">
        <text:p/>
      </draw:line>
      <draw:line draw:name="Line 9" draw:style-name="Mgr4" draw:text-style-name="MP5" draw:layer="backgroundobjects" svg:x1="3.175cm" svg:y1="4.233cm" svg:x2="22.225cm" svg:y2="4.233cm">
        <text:p/>
      </draw:line>
      <draw:frame draw:name="Picture 2" draw:style-name="Mgr5" draw:text-style-name="MP5" draw:layer="backgroundobjects" svg:width="6.562cm" svg:height="0.948cm" svg:x="3.175cm" svg:y="16.409cm">
        <draw:image xlink:href="Pictures/10000000000004AB000000ADFEA1F8E7ADFA87A8.png" xlink:type="simple" xlink:show="embed" xlink:actuate="onLoad">
          <text:p/>
        </draw:image>
        <svg:desc>Untitled-3.tif</svg:desc>
      </draw:frame>
      <draw:frame presentation:style-name="Title10-title" draw:layer="backgroundobjects" svg:width="19.743cm" svg:height="3.444cm" svg:x="2.843cm" svg:y="2.028cm" presentation:class="title" presentation:placeholder="true">
        <draw:text-box/>
      </draw:frame>
      <draw:frame presentation:style-name="Title10-outline1" draw:layer="backgroundobjects" svg:width="20.059cm" svg:height="11.43cm" svg:x="2.266cm" svg:y="5.503cm" presentation:class="outline" presentation:placeholder="true">
        <draw:text-box/>
      </draw:frame>
      <draw:frame presentation:style-name="Mpr47" draw:text-style-name="MP12" draw:layer="backgroundobjects" svg:width="7.272cm" svg:height="1.27cm" svg:x="14.318cm" svg:y="16.298cm" presentation:class="page-number">
        <draw:text-box>
          <text:list text:style-name="ML1">
            <text:list-header>
              <text:p text:style-name="MP11"><text:span text:style-name="MT4">Presentation Author, 2003</text:span></text:p>
              <text:p text:style-name="MP11"><text:span text:style-name="MT4">Page </text:span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presentation:style-name="Mpr48" draw:text-style-name="MP8" draw:layer="backgroundobjects" svg:width="8.255cm" svg:height="1.27cm" svg:x="-0.001cm" svg:y="0cm" presentation:class="header">
          <draw:text-box>
            <text:p/>
          </draw:text-box>
        </draw:frame>
        <draw:frame presentation:style-name="Mpr49" draw:text-style-name="MP9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10-title" draw:layer="backgroundobjects" svg:width="12.7cm" svg:height="9.525cm" svg:x="3.175cm" svg:y="1.904cm" presentation:class="page"/>
        <draw:frame presentation:style-name="Title10-notes" draw:layer="backgroundobjects" svg:width="13.97cm" svg:height="11.43cm" svg:x="2.54cm" svg:y="12.065cm" presentation:class="notes" presentation:placeholder="true">
          <draw:text-box/>
        </draw:frame>
        <draw:frame presentation:style-name="Mpr50" draw:text-style-name="MP8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51" draw:text-style-name="MP9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1" style:page-layout-name="PM1" draw:style-name="Mdp1">
      <draw:line draw:name="Line 8" draw:style-name="Mgr3" draw:text-style-name="MP5" draw:layer="backgroundobjects" svg:x1="3.175cm" svg:y1="15.994cm" svg:x2="22.225cm" svg:y2="15.994cm">
        <text:p/>
      </draw:line>
      <draw:line draw:name="Line 9" draw:style-name="Mgr4" draw:text-style-name="MP5" draw:layer="backgroundobjects" svg:x1="3.175cm" svg:y1="4.233cm" svg:x2="22.225cm" svg:y2="4.233cm">
        <text:p/>
      </draw:line>
      <draw:frame draw:name="Picture 2" draw:style-name="Mgr5" draw:text-style-name="MP5" draw:layer="backgroundobjects" svg:width="6.562cm" svg:height="0.948cm" svg:x="3.175cm" svg:y="16.409cm">
        <draw:image xlink:href="Pictures/10000000000004AB000000ADFEA1F8E7ADFA87A8.png" xlink:type="simple" xlink:show="embed" xlink:actuate="onLoad">
          <text:p/>
        </draw:image>
        <svg:desc>Untitled-3.tif</svg:desc>
      </draw:frame>
      <draw:frame presentation:style-name="Title11-title" draw:layer="backgroundobjects" svg:width="19.743cm" svg:height="3.444cm" svg:x="2.843cm" svg:y="2.028cm" presentation:class="title" presentation:placeholder="true">
        <draw:text-box/>
      </draw:frame>
      <draw:frame presentation:style-name="Title11-outline1" draw:layer="backgroundobjects" svg:width="20.059cm" svg:height="11.43cm" svg:x="2.266cm" svg:y="5.503cm" presentation:class="outline" presentation:placeholder="true">
        <draw:text-box/>
      </draw:frame>
      <draw:frame presentation:style-name="Mpr52" draw:text-style-name="MP12" draw:layer="backgroundobjects" svg:width="7.272cm" svg:height="1.27cm" svg:x="14.318cm" svg:y="16.298cm" presentation:class="page-number">
        <draw:text-box>
          <text:list text:style-name="ML1">
            <text:list-header>
              <text:p text:style-name="MP11"><text:span text:style-name="MT4">Presentation Author, 2003</text:span></text:p>
              <text:p text:style-name="MP11"><text:span text:style-name="MT4">Page </text:span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presentation:style-name="Mpr53" draw:text-style-name="MP8" draw:layer="backgroundobjects" svg:width="8.255cm" svg:height="1.27cm" svg:x="-0.001cm" svg:y="0cm" presentation:class="header">
          <draw:text-box>
            <text:p/>
          </draw:text-box>
        </draw:frame>
        <draw:frame presentation:style-name="Mpr54" draw:text-style-name="MP9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11-title" draw:layer="backgroundobjects" svg:width="12.7cm" svg:height="9.525cm" svg:x="3.175cm" svg:y="1.904cm" presentation:class="page"/>
        <draw:frame presentation:style-name="Title11-notes" draw:layer="backgroundobjects" svg:width="13.97cm" svg:height="11.43cm" svg:x="2.54cm" svg:y="12.065cm" presentation:class="notes" presentation:placeholder="true">
          <draw:text-box/>
        </draw:frame>
        <draw:frame presentation:style-name="Mpr55" draw:text-style-name="MP8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56" draw:text-style-name="MP9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No Slide Title</dc:title>
    <meta:initial-creator>George Golabek</meta:initial-creator>
    <meta:creation-date>2002-10-29T16:26:18</meta:creation-date>
    <dc:date>2016-10-17T16:32:48.614444057</dc:date>
    <meta:print-date>2002-10-29T16:49:27</meta:print-date>
    <meta:editing-cycles>19</meta:editing-cycles>
    <meta:editing-duration>PT2H31M57S</meta:editing-duration>
    <meta:generator>LibreOffice/5.1.6.1.0$Linux_X86_64 LibreOffice_project/10$Build-1</meta:generator>
    <meta:document-statistic meta:object-count="182"/>
  </office:meta>
</office:document-meta>
</file>